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43.85pt"/>
    </style:style>
    <style:style style:name="co3" style:family="table-column">
      <style:table-column-properties fo:break-before="auto" style:column-width="274.05pt"/>
    </style:style>
    <style:style style:name="co4" style:family="table-column">
      <style:table-column-properties fo:break-before="auto" style:column-width="191.4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4" style:family="table-row">
      <style:table-row-properties style:row-height="17.35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73"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6"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2" svg:width="81.67pt" svg:height="28.09pt" svg:x="458.96pt" svg:y="4446.5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458.96pt" svg:y="13161.6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82.18pt" svg:height="28.09pt" svg:x="732.47pt" svg:y="8249.0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6"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6" office:value-type="string" calcext:value-type="string">
            <text:p>یک رتب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یک رتبی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ا، تین گنا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office:value-type="string" calcext:value-type="string">
            <text:p>رتبہ</text:p>
          </table:table-cell>
          <table:table-cell table:number-columns-repeated="1021"/>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مرتب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5"/>
        <table:table-column table:style-name="co11" table:default-cell-style-name="ce36"/>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8.99pt" table:end-y="15.08pt" draw:z-index="7" draw:style-name="gr3" draw:text-style-name="P3" svg:width="12.78pt" svg:height="15.02pt" svg:x="60.46pt" svg:y="22.45pt">
              <draw:object xlink:href="./Object 8" xlink:type="simple" xlink:show="embed" xlink:actuate="onLoad">
                <loext:p/>
              </draw:object>
              <draw:image xlink:href="./ObjectReplacements/Object 8" xlink:type="simple" xlink:show="embed" xlink:actuate="onLoad"/>
            </draw:frame>
            <draw:frame table:end-cell-address="symbols.E13" table:end-x="10.54pt" table:end-y="15.08pt" draw:z-index="9" draw:style-name="gr3" draw:text-style-name="P3" svg:width="14.34pt" svg:height="15.02pt" svg:x="60.4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14:09:49.8840312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29T14:14:36.778641825</dc:date>
    <meta:editing-duration>P54DT11H51M9S</meta:editing-duration>
    <meta:editing-cycles>2387</meta:editing-cycles>
    <meta:generator>LibreOffice/6.0.7.3$Linux_x86 LibreOffice_project/00m0$Build-3</meta:generator>
    <meta:document-statistic meta:table-count="3" meta:cell-count="44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